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officeooo:rsid="000eea0b" officeooo:paragraph-rsid="000eea0b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9pt" officeooo:rsid="000eea0b" officeooo:paragraph-rsid="000eea0b" style:font-size-asian="9pt" style:font-size-complex="9pt"/>
    </style:style>
    <style:style style:name="P3" style:family="paragraph" style:parent-style-name="Text_20_body">
      <style:paragraph-properties fo:margin-top="0cm" fo:margin-bottom="0cm" style:contextual-spacing="false"/>
      <style:text-properties fo:font-size="9pt" officeooo:paragraph-rsid="00173e3a" style:font-size-asian="9pt" style:font-size-complex="9pt"/>
    </style:style>
    <style:style style:name="P4" style:family="paragraph" style:parent-style-name="Text_20_body">
      <style:text-properties fo:font-size="9pt" style:font-size-asian="9pt" style:font-size-complex="9pt"/>
    </style:style>
    <style:style style:name="P5" style:family="paragraph" style:parent-style-name="Text_20_body">
      <style:text-properties fo:font-size="9pt" officeooo:rsid="00140718" officeooo:paragraph-rsid="0018b07b" style:font-size-asian="9pt" style:font-size-complex="9pt"/>
    </style:style>
    <style:style style:name="P6" style:family="paragraph" style:parent-style-name="Text_20_body">
      <style:paragraph-properties fo:margin-top="0cm" fo:margin-bottom="0cm" style:contextual-spacing="false"/>
      <style:text-properties fo:font-size="9pt" officeooo:rsid="00173e3a" officeooo:paragraph-rsid="00173e3a" style:font-size-asian="9pt" style:font-size-complex="9pt"/>
    </style:style>
    <style:style style:name="P7" style:family="paragraph" style:parent-style-name="Text_20_body">
      <style:paragraph-properties fo:margin-top="0cm" fo:margin-bottom="0cm" style:contextual-spacing="false"/>
      <style:text-properties fo:font-size="9pt" officeooo:rsid="00173e3a" officeooo:paragraph-rsid="0018b07b" style:font-size-asian="9pt" style:font-size-complex="9pt"/>
    </style:style>
    <style:style style:name="P8" style:family="paragraph" style:parent-style-name="Standard">
      <style:text-properties fo:font-size="9pt" officeooo:paragraph-rsid="00254d3d" style:font-size-asian="9pt" style:font-size-complex="9pt"/>
    </style:style>
    <style:style style:name="P9" style:family="paragraph" style:parent-style-name="Text_20_body">
      <style:text-properties fo:font-size="9pt" officeooo:paragraph-rsid="00254d3d" style:font-size-asian="9pt" style:font-size-complex="9pt"/>
    </style:style>
    <style:style style:name="P10" style:family="paragraph" style:parent-style-name="Text_20_body">
      <style:paragraph-properties fo:margin-top="0cm" fo:margin-bottom="0cm" style:contextual-spacing="false"/>
      <style:text-properties fo:font-size="9pt" style:font-size-asian="9pt" style:font-size-complex="9pt"/>
    </style:style>
    <style:style style:name="P11" style:family="paragraph" style:parent-style-name="Text_20_body">
      <style:text-properties fo:font-size="9pt" officeooo:paragraph-rsid="0022055c" style:font-size-asian="9pt" style:font-size-complex="9pt"/>
    </style:style>
    <style:style style:name="P12" style:family="paragraph" style:parent-style-name="Text_20_body">
      <style:paragraph-properties fo:margin-top="0cm" fo:margin-bottom="0cm" style:contextual-spacing="false"/>
      <style:text-properties fo:font-size="9pt" officeooo:paragraph-rsid="0022fa56" style:font-size-asian="9pt" style:font-size-complex="9pt"/>
    </style:style>
    <style:style style:name="P13" style:family="paragraph" style:parent-style-name="Text_20_body">
      <style:text-properties fo:font-size="9pt" officeooo:paragraph-rsid="0022fa56" style:font-size-asian="9pt" style:font-size-complex="9pt"/>
    </style:style>
    <style:style style:name="P14" style:family="paragraph" style:parent-style-name="Text_20_body">
      <style:text-properties fo:font-size="9pt" officeooo:paragraph-rsid="00237991" style:font-size-asian="9pt" style:font-size-complex="9pt"/>
    </style:style>
    <style:style style:name="P15" style:family="paragraph" style:parent-style-name="Text_20_body">
      <style:text-properties fo:font-size="9pt" officeooo:paragraph-rsid="00079516" style:font-size-asian="9pt" style:font-size-complex="9pt"/>
    </style:style>
    <style:style style:name="P16" style:family="paragraph" style:parent-style-name="Text_20_body">
      <style:text-properties fo:font-size="9pt" officeooo:paragraph-rsid="000ea865" style:font-size-asian="9pt" style:font-size-complex="9pt"/>
    </style:style>
    <style:style style:name="P17" style:family="paragraph" style:parent-style-name="Standard">
      <style:text-properties officeooo:paragraph-rsid="00254d3d"/>
    </style:style>
    <style:style style:name="P18" style:family="paragraph" style:parent-style-name="Text_20_body">
      <style:text-properties officeooo:paragraph-rsid="00254d3d"/>
    </style:style>
    <style:style style:name="P19" style:family="paragraph" style:parent-style-name="Standard">
      <style:text-properties officeooo:paragraph-rsid="00079516"/>
    </style:style>
    <style:style style:name="P20" style:family="paragraph" style:parent-style-name="Text_20_body">
      <style:text-properties officeooo:paragraph-rsid="002ad36e"/>
    </style:style>
    <style:style style:name="P21" style:family="paragraph" style:parent-style-name="Standard">
      <style:text-properties style:font-name="Liberation Serif" fo:font-size="9pt" officeooo:paragraph-rsid="00254d3d" style:font-size-asian="9pt" style:font-size-complex="9pt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fo:font-size="9pt" style:font-size-asian="9pt" style:font-size-complex="9pt"/>
    </style:style>
    <style:style style:name="P23" style:family="paragraph" style:parent-style-name="Text_20_body" style:list-style-name="L1">
      <style:text-properties fo:font-size="9pt" style:font-size-asian="9pt" style:font-size-complex="9pt"/>
    </style:style>
    <style:style style:name="P24" style:family="paragraph" style:parent-style-name="Text_20_body" style:list-style-name="L2">
      <style:paragraph-properties fo:margin-top="0cm" fo:margin-bottom="0cm" style:contextual-spacing="false"/>
      <style:text-properties fo:font-size="9pt" style:font-size-asian="9pt" style:font-size-complex="9pt"/>
    </style:style>
    <style:style style:name="P25" style:family="paragraph" style:parent-style-name="Text_20_body" style:list-style-name="L2">
      <style:text-properties fo:font-size="9pt" style:font-size-asian="9pt" style:font-size-complex="9pt"/>
    </style:style>
    <style:style style:name="P26" style:family="paragraph" style:parent-style-name="Text_20_body" style:list-style-name="L3">
      <style:paragraph-properties fo:margin-top="0cm" fo:margin-bottom="0cm" style:contextual-spacing="false"/>
      <style:text-properties fo:font-size="9pt" style:font-size-asian="9pt" style:font-size-complex="9pt"/>
    </style:style>
    <style:style style:name="P27" style:family="paragraph" style:parent-style-name="Text_20_body" style:list-style-name="L3">
      <style:text-properties fo:font-size="9pt" style:font-size-asian="9pt" style:font-size-complex="9pt"/>
    </style:style>
    <style:style style:name="P28" style:family="paragraph" style:parent-style-name="Text_20_body" style:list-style-name="L4">
      <style:paragraph-properties fo:margin-top="0cm" fo:margin-bottom="0cm" style:contextual-spacing="false"/>
      <style:text-properties fo:font-size="9pt" style:font-size-asian="9pt" style:font-size-complex="9pt"/>
    </style:style>
    <style:style style:name="P29" style:family="paragraph" style:parent-style-name="Text_20_body" style:list-style-name="L4">
      <style:text-properties fo:font-size="9pt" style:font-size-asian="9pt" style:font-size-complex="9pt"/>
    </style:style>
    <style:style style:name="P30" style:family="paragraph" style:parent-style-name="Text_20_body" style:list-style-name="L4">
      <style:paragraph-properties fo:margin-top="0cm" fo:margin-bottom="0cm" style:contextual-spacing="false"/>
      <style:text-properties fo:font-size="9pt" officeooo:paragraph-rsid="0015d7dd" style:font-size-asian="9pt" style:font-size-complex="9pt"/>
    </style:style>
    <style:style style:name="P31" style:family="paragraph" style:parent-style-name="Text_20_body" style:list-style-name="L4">
      <style:paragraph-properties fo:margin-top="0cm" fo:margin-bottom="0cm" style:contextual-spacing="false"/>
      <style:text-properties fo:font-size="9pt" officeooo:rsid="001013ae" officeooo:paragraph-rsid="001013ae" style:font-size-asian="9pt" style:font-size-complex="9pt"/>
    </style:style>
    <style:style style:name="P32" style:family="paragraph" style:parent-style-name="Text_20_body" style:list-style-name="L5">
      <style:paragraph-properties fo:margin-top="0cm" fo:margin-bottom="0cm" style:contextual-spacing="false"/>
      <style:text-properties fo:font-size="9pt" style:font-size-asian="9pt" style:font-size-complex="9pt"/>
    </style:style>
    <style:style style:name="P33" style:family="paragraph" style:parent-style-name="Text_20_body" style:list-style-name="L5">
      <style:text-properties fo:font-size="9pt" style:font-size-asian="9pt" style:font-size-complex="9pt"/>
    </style:style>
    <style:style style:name="P34" style:family="paragraph" style:parent-style-name="Text_20_body" style:list-style-name="L6">
      <style:paragraph-properties fo:margin-top="0cm" fo:margin-bottom="0cm" style:contextual-spacing="false"/>
      <style:text-properties fo:font-size="9pt" officeooo:paragraph-rsid="0018b07b" style:font-size-asian="9pt" style:font-size-complex="9pt"/>
    </style:style>
    <style:style style:name="P35" style:family="paragraph" style:parent-style-name="Text_20_body" style:list-style-name="L6">
      <style:paragraph-properties fo:margin-top="0cm" fo:margin-bottom="0cm" style:contextual-spacing="false"/>
      <style:text-properties fo:font-size="9pt" style:font-size-asian="9pt" style:font-size-complex="9pt"/>
    </style:style>
    <style:style style:name="P36" style:family="paragraph" style:parent-style-name="Text_20_body" style:list-style-name="L6">
      <style:text-properties fo:font-size="9pt" style:font-size-asian="9pt" style:font-size-complex="9pt"/>
    </style:style>
    <style:style style:name="P37" style:family="paragraph" style:parent-style-name="Text_20_body" style:list-style-name="L7">
      <style:paragraph-properties fo:margin-top="0cm" fo:margin-bottom="0cm" style:contextual-spacing="false"/>
      <style:text-properties fo:font-size="9pt" style:font-size-asian="9pt" style:font-size-complex="9pt"/>
    </style:style>
    <style:style style:name="P38" style:family="paragraph" style:parent-style-name="Text_20_body" style:list-style-name="L7">
      <style:text-properties fo:font-size="9pt" officeooo:paragraph-rsid="0018b07b" style:font-size-asian="9pt" style:font-size-complex="9pt"/>
    </style:style>
    <style:style style:name="P39" style:family="paragraph" style:parent-style-name="Text_20_body" style:list-style-name="L8">
      <style:paragraph-properties fo:margin-top="0cm" fo:margin-bottom="0cm" style:contextual-spacing="false"/>
      <style:text-properties fo:font-size="9pt" style:font-size-asian="9pt" style:font-size-complex="9pt"/>
    </style:style>
    <style:style style:name="P40" style:family="paragraph" style:parent-style-name="Text_20_body" style:list-style-name="L8">
      <style:text-properties fo:font-size="9pt" style:font-size-asian="9pt" style:font-size-complex="9pt"/>
    </style:style>
    <style:style style:name="P41" style:family="paragraph" style:parent-style-name="Text_20_body" style:list-style-name="L9">
      <style:paragraph-properties fo:margin-top="0cm" fo:margin-bottom="0cm" style:contextual-spacing="false"/>
      <style:text-properties fo:font-size="9pt" style:font-size-asian="9pt" style:font-size-complex="9pt"/>
    </style:style>
    <style:style style:name="P42" style:family="paragraph" style:parent-style-name="Text_20_body" style:list-style-name="L10">
      <style:paragraph-properties fo:margin-top="0cm" fo:margin-bottom="0cm" style:contextual-spacing="false"/>
      <style:text-properties fo:font-size="9pt" officeooo:paragraph-rsid="0022055c" style:font-size-asian="9pt" style:font-size-complex="9pt"/>
    </style:style>
    <style:style style:name="P43" style:family="paragraph" style:parent-style-name="Text_20_body" style:list-style-name="L10">
      <style:text-properties fo:font-size="9pt" officeooo:paragraph-rsid="0022055c" style:font-size-asian="9pt" style:font-size-complex="9pt"/>
    </style:style>
    <style:style style:name="P44" style:family="paragraph" style:parent-style-name="Text_20_body" style:list-style-name="L10">
      <style:paragraph-properties fo:margin-top="0cm" fo:margin-bottom="0cm" style:contextual-spacing="false"/>
      <style:text-properties fo:font-size="9pt" style:font-size-asian="9pt" style:font-size-complex="9pt"/>
    </style:style>
    <style:style style:name="P45" style:family="paragraph" style:parent-style-name="Text_20_body" style:list-style-name="L10">
      <style:text-properties fo:font-size="9pt" style:font-size-asian="9pt" style:font-size-complex="9pt"/>
    </style:style>
    <style:style style:name="P46" style:family="paragraph" style:parent-style-name="Text_20_body" style:list-style-name="L10">
      <style:paragraph-properties fo:margin-top="0cm" fo:margin-bottom="0cm" style:contextual-spacing="false"/>
      <style:text-properties fo:font-size="9pt" officeooo:paragraph-rsid="0022fa56" style:font-size-asian="9pt" style:font-size-complex="9pt"/>
    </style:style>
    <style:style style:name="P47" style:family="paragraph" style:parent-style-name="Text_20_body" style:list-style-name="L10">
      <style:paragraph-properties fo:margin-top="0cm" fo:margin-bottom="0cm" style:contextual-spacing="false"/>
      <style:text-properties fo:font-size="9pt" officeooo:paragraph-rsid="00237991" style:font-size-asian="9pt" style:font-size-complex="9pt"/>
    </style:style>
    <style:style style:name="P48" style:family="paragraph" style:parent-style-name="Text_20_body" style:list-style-name="L10">
      <style:paragraph-properties fo:margin-top="0cm" fo:margin-bottom="0cm" style:contextual-spacing="false"/>
      <style:text-properties fo:font-size="9pt" officeooo:rsid="00254d3d" officeooo:paragraph-rsid="00254d3d" style:font-size-asian="9pt" style:font-size-complex="9pt"/>
    </style:style>
    <style:style style:name="P49" style:family="paragraph" style:parent-style-name="Text_20_body" style:list-style-name="L11">
      <style:paragraph-properties fo:margin-top="0cm" fo:margin-bottom="0cm" style:contextual-spacing="false"/>
      <style:text-properties fo:font-size="9pt" officeooo:paragraph-rsid="002ad36e" style:font-size-asian="9pt" style:font-size-complex="9pt"/>
    </style:style>
    <style:style style:name="P50" style:family="paragraph" style:parent-style-name="Text_20_body" style:list-style-name="L12">
      <style:paragraph-properties fo:margin-top="0cm" fo:margin-bottom="0cm" style:contextual-spacing="false"/>
      <style:text-properties fo:font-size="9pt" officeooo:paragraph-rsid="002ad36e" style:font-size-asian="9pt" style:font-size-complex="9pt"/>
    </style:style>
    <style:style style:name="P51" style:family="paragraph" style:parent-style-name="Text_20_body" style:list-style-name="L13">
      <style:paragraph-properties fo:margin-top="0cm" fo:margin-bottom="0cm" style:contextual-spacing="false"/>
      <style:text-properties fo:font-size="9pt" officeooo:paragraph-rsid="002ad36e" style:font-size-asian="9pt" style:font-size-complex="9pt"/>
    </style:style>
    <style:style style:name="P52" style:family="paragraph" style:parent-style-name="Text_20_body" style:list-style-name="L14">
      <style:paragraph-properties fo:margin-top="0cm" fo:margin-bottom="0cm" style:contextual-spacing="false"/>
      <style:text-properties fo:font-size="9pt" officeooo:paragraph-rsid="002ad36e" style:font-size-asian="9pt" style:font-size-complex="9pt"/>
    </style:style>
    <style:style style:name="P53" style:family="paragraph" style:parent-style-name="Text_20_body" style:list-style-name="WWNum1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>
        <style:tab-stops>
          <style:tab-stop style:position="1.251cm"/>
        </style:tab-stops>
      </style:paragraph-properties>
      <style:text-properties style:font-name="Liberation Serif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ea865" style:font-size-asian="9pt" style:font-size-complex="9pt"/>
    </style:style>
    <style:style style:name="T4" style:family="text">
      <style:text-properties fo:font-size="9pt" officeooo:rsid="001013ae" style:font-size-asian="9pt" style:font-size-complex="9pt"/>
    </style:style>
    <style:style style:name="T5" style:family="text">
      <style:text-properties officeooo:rsid="0018b07b"/>
    </style:style>
    <style:style style:name="T6" style:family="text">
      <style:text-properties style:text-underline-style="none"/>
    </style:style>
    <style:style style:name="T7" style:family="text">
      <style:text-properties officeooo:rsid="0022055c"/>
    </style:style>
    <style:style style:name="T8" style:family="text">
      <style:text-properties officeooo:rsid="0022fa56"/>
    </style:style>
    <style:style style:name="T9" style:family="text">
      <style:text-properties officeooo:rsid="0023799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ONOGRAMA DE CLASES DESARROLLO DE APLICACIONES WEB</text:p>
      <text:p text:style-name="P1">DESDE CERO</text:p>
      <text:p text:style-name="P2">Autor: Christan Ariel Salazar Verduga.</text:p>
      <text:p text:style-name="P19"/>
      <text:p text:style-name="P18"><text:span text:style-name="Strong_20_Emphasis"><text:span text:style-name="T2">Mes 1: Fundamentos de la Programación y Java</text:span></text:span></text:p>
      <text:p text:style-name="P9">Semana 1: Introducción a la programación: algoritmos, estructuras de control, bucles.</text:p>
      <text:p text:style-name="P15">Día 1:<text:line-break/>Tema: Introducción a la programación y algoritmos</text:p>
      <text:list text:style-name="L1">
        <text:list-item>
          <text:p text:style-name="P22">Qué es la programación y su importancia en el desarrollo de software.</text:p>
        </text:list-item>
        <text:list-item>
          <text:p text:style-name="P22">Concepto de algoritmo y su aplicación en la resolución de problemas.</text:p>
        </text:list-item>
        <text:list-item>
          <text:p text:style-name="P23">Ejercicio práctico: Diseñar y escribir un algoritmo para resolver un problema sencillo (por ejemplo, calcular el área de un triángulo).</text:p>
        </text:list-item>
      </text:list>
      <text:p text:style-name="P16">Día 2:<text:line-break/>Tema: Instalación y configuración del entorno de desarrollo (IDE, JDK)</text:p>
      <text:list text:style-name="L2">
        <text:list-item>
          <text:p text:style-name="P24">Descarga e instalación de un IDE (por ejemplo, IntelliJ IDEA, Eclipse).</text:p>
        </text:list-item>
        <text:list-item>
          <text:p text:style-name="P24">Configuración del JDK (Java Development Kit).</text:p>
        </text:list-item>
        <text:list-item>
          <text:p text:style-name="P24">Creación y ejecución de un proyecto Java básico.</text:p>
        </text:list-item>
        <text:list-item>
          <text:p text:style-name="P25">Ejercicio práctico: Configurar un entorno de desarrollo y crear un proyecto Java simple.</text:p>
        </text:list-item>
      </text:list>
      <text:p text:style-name="P16">Día 3:<text:line-break/>Tema: Sintaxis básica de Java: variables, tipos de datos, operadores</text:p>
      <text:list text:style-name="L3">
        <text:list-item>
          <text:p text:style-name="P26">Declaración de variables y asignación de valores.</text:p>
        </text:list-item>
        <text:list-item>
          <text:p text:style-name="P26">Tipos de datos en Java: numéricos, booleanos, cadenas de texto, etc.</text:p>
        </text:list-item>
        <text:list-item>
          <text:p text:style-name="P26">Operadores aritméticos, lógicos y de comparación.</text:p>
        </text:list-item>
        <text:list-item>
          <text:p text:style-name="P27">Ejercicio práctico: Escribir un programa que realice cálculos simples utilizando variables, operadores y tipos de datos.</text:p>
        </text:list-item>
      </text:list>
      <text:list text:style-name="WWNum1">
        <text:list-header>
          <text:p text:style-name="P53">Semana 2: Fundamentos de Java: sintaxis, tipos de datos, operadores, estructuras de control.</text:p>
        </text:list-header>
      </text:list>
      <text:p text:style-name="P18"><text:span text:style-name="T3">Día 1:<text:line-break/></text:span><text:span text:style-name="T2">Tema: Estructuras de control: condicionales y bucles </text:span><text:span text:style-name="T4">(Repaso)</text:span></text:p>
      <text:list xml:id="list1805451780" text:style-name="L4">
        <text:list-item>
          <text:p text:style-name="P28">Uso de la estructura if-else para tomar decisiones.</text:p>
        </text:list-item>
        <text:list-item>
          <text:p text:style-name="P31">Uso de la estructura switch para tomar decisiones basadas en múltiples casos.</text:p>
        </text:list-item>
        <text:list-item>
          <text:p text:style-name="P28">Uso de bucles: <text:span text:style-name="T1">for, while y do-while.</text:span></text:p>
        </text:list-item>
        <text:list-item>
          <text:p text:style-name="P28">Control de flujo con break y continue.</text:p>
        </text:list-item>
        <text:list-item>
          <text:p text:style-name="P29">Ejercicio práctico: Implementar un programa que utilice condicionales y bucles para resolver un problema específico (por ejemplo, calcular el factorial de un número).</text:p>
        </text:list-item>
      </text:list>
      <text:p text:style-name="P5">Día 2:<text:line-break/>Tema: Funciones y métodos en Java</text:p>
      <text:list xml:id="list91622548727900" text:continue-numbering="true" text:style-name="L4">
        <text:list-item>
          <text:p text:style-name="P30">Definición y uso de funciones y métodos.</text:p>
        </text:list-item>
        <text:list-item text:style-override="L5">
          <text:p text:style-name="P32">Parámetros y valores de retorno en funciones.</text:p>
        </text:list-item>
        <text:list-item text:style-override="L5">
          <text:p text:style-name="P32">Sobrecarga de métodos.</text:p>
        </text:list-item>
        <text:list-item text:style-override="L5">
          <text:p text:style-name="P33">Ejercicio práctico: Crear una función o método que resuelva un problema específico y utilizarlo en un programa.</text:p>
        </text:list-item>
      </text:list>
      <text:p text:style-name="P6">Día 3:</text:p>
      <text:p text:style-name="P7">Tema: Manejo de excepciones</text:p>
      <text:list text:style-name="L6">
        <text:list-item>
          <text:p text:style-name="P34">Concepto de excepción y su manejo en Java.</text:p>
        </text:list-item>
        <text:list-item>
          <text:p text:style-name="P35">Bloques try-catch y finally.</text:p>
        </text:list-item>
        <text:list-item>
          <text:p text:style-name="P35">Excepciones estándar y personalizadas.</text:p>
        </text:list-item>
        <text:list-item>
          <text:p text:style-name="P36">Ejercicio práctico: Escribir un programa que maneje y capture excepciones para evitar fallos inesperados.</text:p>
        </text:list-item>
      </text:list>
      <text:p text:style-name="P3">Repaso y práctica</text:p>
      <text:list text:style-name="L7">
        <text:list-item>
          <text:p text:style-name="P37">Repaso de los conceptos y temas vistos en los días anteriores. <text:span text:style-name="T5">(TAREAS PENDIENTES)</text:span></text:p>
        </text:list-item>
        <text:list-item>
          <text:p text:style-name="P37">Resolución de ejercicios adicionales para reforzar los conocimientos adquiridos.</text:p>
        </text:list-item>
        <text:list-item>
          <text:p text:style-name="P38">Desarrollo de un pequeño proyecto o aplicación sencilla utilizando los conceptos aprendidos hasta el momento.</text:p>
        </text:list-item>
      </text:list>
      <text:p text:style-name="P17"><text:span text:style-name="T2"><text:line-break/></text:span><text:span text:style-name="T3"><text:line-break/></text:span></text:p>
      <text:p text:style-name="P17"><text:soft-page-break/></text:p>
      <text:p text:style-name="P21">Semana 3: Orientación a Objetos en Java: clases, objetos, herencia, polimorfismo.</text:p>
      <text:p text:style-name="P8"><text:line-break/>Día 1: Conceptos de programación orientada a objetos: clases, objetos</text:p>
      <text:list text:style-name="L8">
        <text:list-item>
          <text:p text:style-name="P39">Introducción a la programación orientada a objetos (POO) y sus principios básicos.</text:p>
        </text:list-item>
        <text:list-item>
          <text:p text:style-name="P39">Definición de clases y objetos en Java.</text:p>
        </text:list-item>
        <text:list-item>
          <text:p text:style-name="P39">Propiedades y métodos de una clase.</text:p>
        </text:list-item>
        <text:list-item>
          <text:p text:style-name="P39">Creación de objetos y llamadas a métodos.</text:p>
        </text:list-item>
        <text:list-item>
          <text:p text:style-name="P39">Herencia de clases y uso de la palabra clave "extends".</text:p>
        </text:list-item>
        <text:list-item>
          <text:p text:style-name="P40">Ejercicio práctico: Crear una jerarquía de clases relacionadas y utilizar la herencia para compartir atributos y comportamientos.</text:p>
        </text:list-item>
      </text:list>
      <text:p text:style-name="P4">Día 2: <text:span text:style-name="T7">Herencia</text:span></text:p>
      <text:list text:style-name="L9">
        <text:list-item>
          <text:p text:style-name="P41">Concepto de Herencia</text:p>
        </text:list-item>
        <text:list-item>
          <text:p text:style-name="P41">Sintaxis de Herencia en Java</text:p>
        </text:list-item>
        <text:list-item>
          <text:p text:style-name="P41">Uso de “super<text:span text:style-name="T7">()”</text:span></text:p>
        </text:list-item>
        <text:list-item>
          <text:p text:style-name="P41">Jerarquía de clases</text:p>
          <text:p text:style-name="P41"/>
        </text:list-item>
      </text:list>
      <text:p text:style-name="P4">Día 3: Polimorfismo <text:span text:style-name="T7">y Encapsulamiento</text:span></text:p>
      <text:list xml:id="list1518237189" text:style-name="L10">
        <text:list-item>
          <text:p text:style-name="P42">Concepto de polimorfismo y su <text:span text:style-name="T6">relación</text:span> con la herencia.</text:p>
        </text:list-item>
        <text:list-item>
          <text:p text:style-name="P42">Implementación de interfaces en Java.</text:p>
        </text:list-item>
        <text:list-item>
          <text:p text:style-name="P42">Uso de interfaces para definir comportamientos comunes.</text:p>
        </text:list-item>
        <text:list-item>
          <text:p text:style-name="P42">Utilización de la palabra clave "implements" para implementar interfaces.</text:p>
        </text:list-item>
        <text:list-item>
          <text:p text:style-name="P43">Ejercicio práctico: Crear una interfaz y varias clases que la implementen, demostrando el polimorfismo.</text:p>
        </text:list-item>
        <text:list-item>
          <text:p text:style-name="P44">Introducción a las librerías estándar de Java y su importancia en el desarrollo de aplicaciones.</text:p>
        </text:list-item>
        <text:list-item>
          <text:p text:style-name="P44">Organización de código en paquetes para una mejor estructura y mantenimiento del proyecto.</text:p>
        </text:list-item>
        <text:list-item>
          <text:p text:style-name="P44">Importación de clases y paquetes en Java.</text:p>
        </text:list-item>
        <text:list-item>
          <text:p text:style-name="P44">Uso de librerías externas y cómo agregarlas a un proyecto.</text:p>
        </text:list-item>
        <text:list-item>
          <text:p text:style-name="P45">Ejercicio práctico: Utilizar una librería externa en un proyecto Java y organizar el código en paquetes.</text:p>
        </text:list-item>
      </text:list>
      <text:p text:style-name="P11">Semana 4: Colecciones en Java, Excepciones y manejo de errores.</text:p>
      <text:p text:style-name="P11">Día <text:span text:style-name="T7">1: Corrección ejercicio global</text:span></text:p>
      <text:list xml:id="list91621777156873" text:continue-numbering="true" text:style-name="L10">
        <text:list-item>
          <text:p text:style-name="P46">Introducción a las colecciones, ¿Por qué usar colecciones?,Ventajas y uso común.</text:p>
        </text:list-item>
      </text:list>
      <text:p text:style-name="P12"/>
      <text:p text:style-name="P13">Día <text:span text:style-name="T8">2</text:span><text:span text:style-name="T7">: Colecciones Básicas</text:span></text:p>
      <text:list xml:id="list91622446453836" text:continue-numbering="true" text:style-name="L10">
        <text:list-item>
          <text:p text:style-name="P46">Listas en Java </text:p>
        </text:list-item>
        <text:list-item>
          <text:p text:style-name="P46">Interfaz List y clases implementadoras: ArrayList, LinkedList.</text:p>
        </text:list-item>
        <text:list-item>
          <text:p text:style-name="P46">Métodos básicos: add, remove, get, size, etc.</text:p>
        </text:list-item>
        <text:list-item>
          <text:p text:style-name="P46">Sets en Java </text:p>
        </text:list-item>
      </text:list>
      <text:p text:style-name="P14">Día <text:span text:style-name="T9">3</text:span><text:span text:style-name="T7">: Mapas y Colecciones Avanzadas</text:span></text:p>
      <text:list xml:id="list91621452108542" text:continue-numbering="true" text:style-name="L10">
        <text:list-item>
          <text:p text:style-name="P47">Mapas en Jav<text:span text:style-name="T9">a</text:span></text:p>
        </text:list-item>
        <text:list-item>
          <text:p text:style-name="P47">Interfaz Map y clases implementadoras: HashMap, TreeMap, LinkedHashMap. </text:p>
        </text:list-item>
        <text:list-item>
          <text:p text:style-name="P47">Métodos básicos: put, get, remove, keySet, values, etc.</text:p>
        </text:list-item>
        <text:list-item>
          <text:p text:style-name="P48">Recordatorio de manejo de errores.</text:p>
        </text:list-item>
      </text:list>
      <text:p text:style-name="P4"><text:span text:style-name="Strong_20_Emphasis"/></text:p>
      <text:p text:style-name="P4"><text:span text:style-name="Strong_20_Emphasis">Mes 2: Bases de Datos y SQL</text:span></text:p>
      <text:p text:style-name="P10"><text:span text:style-name="Strong_20_Emphasis">Semana 1: JDBC (Java Database Connectivity)</text:span></text:p>
      <text:list text:style-name="L11">
        <text:list-item>
          <text:p text:style-name="P49">Introducción a JDBC: ¿Qué es y para qué sirve?</text:p>
        </text:list-item>
        <text:list-item>
          <text:p text:style-name="P49">Conexiones, sentencias y conjuntos de resultados.</text:p>
        </text:list-item>
        <text:list-item>
          <text:p text:style-name="P49">Realizar consultas básicas y operaciones CRUD (Create, Read, Update, Delete).</text:p>
        </text:list-item>
        <text:list-item>
          <text:p text:style-name="P49">Manejo de errores y excepciones en JDBC.</text:p>
        </text:list-item>
      </text:list>
      <text:p text:style-name="Text_20_body"><text:span text:style-name="Strong_20_Emphasis"><text:span text:style-name="T2">Semana 2: Java y Bases de Datos Avanzadas</text:span></text:span></text:p>
      <text:list text:style-name="L12">
        <text:list-item>
          <text:p text:style-name="P50">Uso de PreparedStatement para consultas parametrizadas.</text:p>
        </text:list-item>
        <text:list-item>
          <text:p text:style-name="P50">Transacciones en JDBC.</text:p>
        </text:list-item>
        <text:list-item>
          <text:p text:style-name="P50">Uso del patrón DAO (Data Access Object) para estructurar el acceso a datos.</text:p>
        </text:list-item>
        <text:list-item>
          <text:p text:style-name="P50">Pools de conexiones con c3p0 o HikariCP.</text:p>
        </text:list-item>
      </text:list>
      <text:p text:style-name="Text_20_body"><text:soft-page-break/><text:span text:style-name="Strong_20_Emphasis"><text:span text:style-name="T2">Semana 3: Diseño de bases de datos</text:span></text:span></text:p>
      <text:list text:style-name="L13">
        <text:list-item>
          <text:p text:style-name="P51">Normalización: Principios y ventajas.</text:p>
        </text:list-item>
        <text:list-item>
          <text:p text:style-name="P51">Índices: Creación, utilización y mantenimiento.</text:p>
        </text:list-item>
        <text:list-item>
          <text:p text:style-name="P51">Procedimientos almacenados: Ventajas, creación y llamada desde Java.</text:p>
        </text:list-item>
      </text:list>
      <text:p text:style-name="P20"><text:span text:style-name="Strong_20_Emphasis"><text:span text:style-name="T2">Semana 4: Introducción a ORM y JPA (Java Persistence API)</text:span></text:span></text:p>
      <text:list text:style-name="L14">
        <text:list-item>
          <text:p text:style-name="P52">Conceptos básicos de ORM (Object-Relational Mapping).</text:p>
        </text:list-item>
        <text:list-item>
          <text:p text:style-name="P52">Introducción a JPA: Entidades, EntityManager y configuración.</text:p>
        </text:list-item>
        <text:list-item>
          <text:p text:style-name="P52">Relaciones entre entidades: One-to-One, One-to-Many, Many-to-One, Many-to-Many.</text:p>
        </text:list-item>
        <text:list-item>
          <text:p text:style-name="P52">Consultas básicas con JPQL (Java Persistence Query Language).</text:p>
        </text:list-item>
      </text:list>
      <text:p text:style-name="Text_20_body"><text:span text:style-name="Strong_20_Emphasis"><text:span text:style-name="T2">Mes 3: Desarrollo Web con HTML, CSS, JavaScript y jQuery</text:span></text:span></text:p>
      <text:p text:style-name="P10">Semana 1: Fundamentos de HTML y CSS.</text:p>
      <text:p text:style-name="P10">Semana 2: Fundamentos de JavaScript.</text:p>
      <text:p text:style-name="P10">Semana 3: Desarrollo web interactivo con jQuery.</text:p>
      <text:p text:style-name="P4">Semana 4: Construcción de una página web simple con HTML, CSS, JavaScript y jQuery.</text:p>
      <text:p text:style-name="Text_20_body"><text:span text:style-name="Strong_20_Emphasis"><text:span text:style-name="T2">Mes 4: Spring Boot y Thymeleaf</text:span></text:span></text:p>
      <text:p text:style-name="P10">Semana 1: Introducción a Spring Boot: inyección de dependencias, configuración.</text:p>
      <text:p text:style-name="P10">Semana 2: Spring Data JPA: persistencia, consultas.</text:p>
      <text:p text:style-name="P10">Semana 3: Spring MVC y Thymeleaf: controladores, vistas.</text:p>
      <text:p text:style-name="P4">Semana 4: Seguridad con Spring Security.</text:p>
      <text:p text:style-name="Text_20_body"><text:span text:style-name="Strong_20_Emphasis"><text:span text:style-name="T2">Mes 5: Programación avanzada y patrones de diseño</text:span></text:span></text:p>
      <text:p text:style-name="P10">Semana 1: Principios SOLID y limpieza de código.</text:p>
      <text:p text:style-name="P10">Semana 2-3: Patrones de diseño: Singleton, Factory, Strategy, Observer, Decorator, etc.</text:p>
      <text:p text:style-name="P4">Semana 4: Pruebas unitarias y TDD.</text:p>
      <text:p text:style-name="Text_20_body"><text:span text:style-name="Strong_20_Emphasis"><text:span text:style-name="T2">Mes 6: REST APIs y despliegue</text:span></text:span></text:p>
      <text:p text:style-name="P10">Semana 1-2: Creación de APIs REST con Spring Boot.</text:p>
      <text:p text:style-name="P10">Semana 3: Documentación y pruebas de APIs REST.</text:p>
      <text:p text:style-name="P4">Semana 4: Despliegue de aplicaciones Spring Boot.</text:p>
      <text:p text:style-name="P4"/>
      <text:p text:style-name="P8"><text:line-break/>Semana 1-2: Introducción a la programación y conceptos básicos de Java<text:line-break/>- Introducción a la programación y algoritmos.<text:line-break/>- Instalación y configuración del entorno de desarrollo (IDE, JDK).<text:line-break/>- Sintaxis básica de Java: variables, tipos de datos, operadores, estructuras de control.<text:line-break/>- Documentación oficial de Java: <text:a xlink:type="simple" xlink:href="https://docs.oracle.com/en/java/" text:style-name="Internet_20_link" text:visited-style-name="Visited_20_Internet_20_Link">https://docs.oracle.com/en/java/</text:a></text:p>
      <text:p text:style-name="P8"/>
      <text:p text:style-name="P8">Semana 3-4: Programación orientada a objetos en Java<text:line-break/>- Conceptos de programación orientada a objetos: clases, objetos, herencia, polimorfismo.<text:line-break/>- Uso de librerías y paquetes en Java.<text:line-break/>- Documentación oficial de Java sobre programación orientada a objetos: <text:a xlink:type="simple" xlink:href="https://docs.oracle.com/en/java/javase/16/" text:style-name="Internet_20_link" text:visited-style-name="Visited_20_Internet_20_Link">https://docs.oracle.com/en/java/javase/16/</text:a></text:p>
      <text:p text:style-name="P8"/>
      <text:p text:style-name="P8">Semana 5-6: Introducción a Spring Framework<text:line-break/>- Conceptos y arquitectura de Spring Framework.<text:line-break/>- Configuración de un proyecto Spring Boot.<text:line-break/>- Desarrollo de controladores y rutas en Spring MVC.<text:line-break/>- Documentación oficial de Spring Framework: https://spring.io/projects/spring-framework<text:line-break/><text:line-break/>Semana 7-8: Conexión y manipulación de una base de datos SQL Server en Java<text:line-break/>- Configuración de la conexión a una base de datos SQL Server en un proyecto Spring Boot.<text:line-break/>- Uso de JPA (Java Persistence API) para el acceso a datos.<text:line-break/>- Creación de modelos de datos y mapeo objeto-relacional.<text:line-break/>- Documentación oficial de Spring Data JPA: https://spring.io/projects/spring-data-jpa<text:line-break/><text:line-break/>Semana 9-10: Desarrollo de vistas utilizando Thymeleaf<text:line-break/>- Configuración de Thymeleaf como motor de plantillas en un proyecto Spring Boot.<text:line-break/>- Uso de fragmentos, expresiones y enlace de datos en Thymeleaf.<text:line-break/>- Diseño de interfaces de usuario responsivas con Thymeleaf.<text:line-break/>- Documentación oficial de Thymeleaf: https://www.thymeleaf.org/doc/<text:line-break/><text:line-break/><text:soft-page-break/>Semana 11-12: Implementación de servicios API RESTful con Spring Boot<text:line-break/>- Creación de controladores REST y manejo de solicitudes HTTP.<text:line-break/>- Validación de datos y manejo de excepciones en servicios REST.<text:line-break/>- Documentación oficial de Spring Boot para servicios web: https://docs.spring.io/spring-boot/docs/current/reference/html/features.html#features.developing-web-applications.spring-mvc<text:line-break/><text:line-break/>Semana 13-14: Integración de jQuery en el proyecto Spring Boot<text:line-break/>- Configuración de jQuery en un proyecto Spring Boot.<text:line-break/>- Manipulación del DOM y eventos en jQuery.<text:line-break/>- Realización de peticiones AJAX utilizando jQuery.<text:line-break/>- Documentación oficial de jQuery: https://jquery.com/documentation/<text:line-break/><text:line-break/>Semana 15-16: Patrones de diseño en Java<text:line-break/>- Estudio de patrones de diseño como Singleton, Factory, Builder, entre otros.<text:line-break/>- Aplicación de patrones de diseño en el proyecto Spring Boot.<text:line-break/>- Documentación oficial sobre patrones de diseño en Java: https://docs.oracle.com/javase/tutorial/designpatterns/<text:line-break/><text:line-break/>Semana 17-18: Pruebas unitarias y de integración con JUnit y Spring Testing<text:line-break/>- Implementación de pruebas unitarias y de integración en un proyecto Spring Boot.<text:line-break/>- Cobertura de pruebas y manejo de errores.<text:line-break/>- Documentación oficial de Spring Boot sobre pruebas: https://docs.spring.io/spring-boot/docs/current/reference/html/features.html#features.testing<text:line-break/><text:line-break/>Semana 19-20: Implement<text:line-break/><text:line-break/>ación de seguridad en el proyecto Spring Boot<text:line-break/>- Autenticación y autorización de usuarios.<text:line-break/>- Manejo de sesiones y roles de usuario.<text:line-break/>- Documentación oficial de Spring Security: https://docs.spring.io/spring-security/site/docs/current/reference/html5/<text:line-break/><text:line-break/>Recuerda que estos recursos y documentación son solo una referencia y puedes buscar otros recursos adicionales en función de tus preferencias y necesidades de aprendizaje. Además, es recomendable complementar el estudio con ejercicios prácticos y proyectos pequeños para aplicar los conocimientos adquiridos. ¡Disfruta del aprendizaje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6T23:24:02.992000000</meta:creation-date>
    <dc:date>2023-09-13T21:18:25.316000000</dc:date>
    <meta:editing-duration>P7DT12H42M37S</meta:editing-duration>
    <meta:editing-cycles>11</meta:editing-cycles>
    <meta:generator>LibreOffice/7.4.6.2$Windows_X86_64 LibreOffice_project/5b1f5509c2decdade7fda905e3e1429a67acd63d</meta:generator>
    <meta:document-statistic meta:table-count="0" meta:image-count="0" meta:object-count="0" meta:page-count="4" meta:paragraph-count="121" meta:word-count="1498" meta:character-count="10036" meta:non-whitespace-character-count="8713"/>
  </office:meta>
</office:document-meta>
</file>